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2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3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4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5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6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7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8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19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20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21" style:parent-style-name="Standard" style:family="paragraph">
      <style:paragraph-properties fo:text-align="justify"/>
    </style:style>
    <style:style style:name="T22" style:parent-style-name="DefaultParagraphFont" style:family="text">
      <style:text-properties style:font-name="Open Sans" fo:color="#222222" fo:font-size="11pt" style:font-size-asian="11pt"/>
    </style:style>
    <style:style style:name="T23" style:parent-style-name="DefaultParagraphFont" style:family="text">
      <style:text-properties style:font-name="Open Sans" fo:color="#222222" fo:font-size="11pt" style:font-size-asian="11pt"/>
    </style:style>
    <style:style style:name="T24" style:parent-style-name="DefaultParagraphFont" style:family="text">
      <style:text-properties style:font-name="Open Sans" fo:color="#222222" fo:font-size="11pt" style:font-size-asian="11pt"/>
    </style:style>
    <style:style style:name="P25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26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27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style:font-name="Open Sans" fo:color="#222222" fo:font-size="11pt" style:font-size-asian="11pt"/>
    </style:style>
    <style:style style:name="T30" style:parent-style-name="DefaultParagraphFont" style:family="text">
      <style:text-properties style:font-name="Open Sans" fo:color="#222222" fo:font-size="11pt" style:font-size-asian="11pt"/>
    </style:style>
    <style:style style:name="T31" style:parent-style-name="DefaultParagraphFont" style:family="text">
      <style:text-properties style:font-name="Open Sans" fo:color="#222222" fo:font-size="11pt" style:font-size-asian="11pt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style:font-name="Open Sans" fo:color="#222222" fo:font-size="11pt" style:font-size-asian="11pt"/>
    </style:style>
    <style:style style:name="T34" style:parent-style-name="DefaultParagraphFont" style:family="text">
      <style:text-properties style:font-name="Open Sans" fo:color="#222222" fo:font-size="11pt" style:font-size-asian="11pt"/>
    </style:style>
    <style:style style:name="T35" style:parent-style-name="DefaultParagraphFont" style:family="text">
      <style:text-properties style:font-name="Open Sans" fo:color="#222222" fo:font-size="11pt" style:font-size-asian="11pt"/>
    </style:style>
    <style:style style:name="T36" style:parent-style-name="DefaultParagraphFont" style:family="text">
      <style:text-properties style:font-name="Open Sans" fo:color="#222222" fo:font-size="11pt" style:font-size-asian="11pt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="Open Sans" fo:color="#222222" fo:font-size="11pt" style:font-size-asian="11pt"/>
    </style:style>
    <style:style style:name="T39" style:parent-style-name="DefaultParagraphFont" style:family="text">
      <style:text-properties style:font-name="Open Sans" fo:color="#222222" fo:font-size="11pt" style:font-size-asian="11pt"/>
    </style:style>
    <style:style style:name="T40" style:parent-style-name="DefaultParagraphFont" style:family="text">
      <style:text-properties style:font-name="Open Sans" fo:color="#222222" fo:font-size="11pt" style:font-size-asian="11pt"/>
    </style:style>
    <style:style style:name="P41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2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3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4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5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6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7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8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49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50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51" style:parent-style-name="Standard" style:family="paragraph">
      <style:paragraph-properties fo:text-align="justify"/>
      <style:text-properties style:font-name="Open Sans" fo:color="#222222" fo:font-size="11pt" style:font-size-asian="11pt"/>
    </style:style>
    <style:style style:name="P52" style:parent-style-name="Normal" style:family="paragraph">
      <style:text-properties style:font-name="Open Sans" fo:color="#222222" fo:font-size="11pt" style:font-size-asian="11pt"/>
    </style:style>
    <style:style style:name="P53" style:parent-style-name="Normal" style:family="paragraph">
      <style:paragraph-properties fo:break-before="page"/>
    </style:style>
  </office:automatic-styles>
  <office:body>
    <office:text text:use-soft-page-breaks="true">
      <text:p text:style-name="P1">30/01/2019:</text:p>
      <text:p text:style-name="Standard"/>
      <text:p text:style-name="Standard"><text:tab/>found:</text:p>
      <text:p text:style-name="P2"><text:tab/><text:tab/><text:a xlink:href="https://starbounder.org/Monster" office:target-frame-name="_top" xlink:show="replace">https://starbounder.org/Monster</text:a></text:p>
      <text:p text:style-name="P3"><text:tab/><text:tab/><text:a xlink:href="http://kirigami-beasts.com/kirigami/?1869091758" office:target-frame-name="_top" xlink:show="replace">http://kirigami-beasts.com/kirigami/?1869091758</text:a></text:p>
      <text:p text:style-name="P4"><text:tab/><text:tab/><text:a xlink:href="https://en.wikipedia.org/wiki/Monster_Rancher" office:target-frame-name="_top" xlink:show="replace">https://en.wikipedia.org/wiki/Monster_Rancher</text:a></text:p>
      <text:p text:style-name="P5"><text:tab/>read:</text:p>
      <text:p text:style-name="P6"><text:tab/><text:tab/><text:a xlink:href="http://www.makinggames.biz/feature/procedural-generation-characters,12342.html" office:target-frame-name="_top" xlink:show="replace">http://www.makinggames.biz/feature/procedural-generation-characters,12342.html</text:a></text:p>
      <text:p text:style-name="P7"/>
      <text:p text:style-name="P8"><text:tab/>notices:</text:p>
      <text:p text:style-name="P9"><text:tab/><text:tab/>metaballs (most likely used by spore)</text:p>
      <text:p text:style-name="P10"><text:tab/><text:tab/>laplacian surfaces</text:p>
      <text:p text:style-name="P11"/>
      <text:p text:style-name="P12">07/02/2019:</text:p>
      <text:p text:style-name="P13"/>
      <text:p text:style-name="P14"><text:tab/>found:</text:p>
      <text:p text:style-name="P15"><text:tab/><text:tab/>Kozinarium</text:p>
      <text:p text:style-name="P16"/>
      <text:p text:style-name="P17">12/02/2019</text:p>
      <text:p text:style-name="P18"/>
      <text:p text:style-name="P19"><text:tab/>found:</text:p>
      <text:p text:style-name="P20"><text:tab/><text:tab/>superformula algorithm</text:p>
      <text:p text:style-name="P21"><text:span text:style-name="T22"><text:tab/></text:span><text:span text:style-name="T23"><text:tab/></text:span><text:a xlink:href="https://www.rambus.com/blogs/the-algorithms-of-no-mans-sky-2/" office:target-frame-name="_top" xlink:show="replace"><text:span text:style-name="T24">https://www.rambus.com/blogs/the-algorithms-of-no-mans-sky-2/</text:span></text:a></text:p>
      <text:p text:style-name="P25"/>
      <text:p text:style-name="P26"/>
      <text:p text:style-name="P27"><text:tab/>read:</text:p>
      <text:p text:style-name="P28"><text:span text:style-name="T29"><text:tab/></text:span><text:span text:style-name="T30"><text:tab/></text:span><text:a xlink:href="http://chrishecker.com/My_liner_notes_for_spore" office:target-frame-name="_top" xlink:show="replace"><text:span text:style-name="T31">http://chrishecker.com/My_liner_notes_for_spore</text:span></text:a></text:p>
      <text:p text:style-name="P32"><text:span text:style-name="T33"><text:tab/></text:span><text:span text:style-name="T34"><text:tab/></text:span><text:a xlink:href="http://jamie-wong.com/2014/08/19/metaballs-and-marching-squares/" office:target-frame-name="_top" xlink:show="replace"><text:span text:style-name="T35">http://jamie-wong.com/2014/08/19/metaballs-and-marching-squar</text:span><text:span text:style-name="T36">es/</text:span></text:a></text:p>
      <text:p text:style-name="P37"><text:span text:style-name="T38"><text:tab/></text:span><text:span text:style-name="T39"><text:tab/></text:span><text:a xlink:href="http://www.cs.cmu.edu/~ajw/s2007/0248-Rigblocks.pdf" office:target-frame-name="_top" xlink:show="replace"><text:span text:style-name="T40">http://www.cs.cmu.edu/~ajw/s2007/0248-Rigblocks.pdf</text:span></text:a></text:p>
      <text:p text:style-name="P41"/>
      <text:p text:style-name="P42"/>
      <text:p text:style-name="P43"><text:tab/>notices:</text:p>
      <text:p text:style-name="P44"><text:tab/><text:tab/>spore</text:p>
      <text:p text:style-name="P45"><text:tab/><text:tab/><text:tab/>spore does not generate the other creatures (pre constructed)</text:p>
      <text:p text:style-name="P46"><text:tab/><text:tab/><text:tab/>metaballs for the body, rigblocks for the bodyparts in spore</text:p>
      <text:p text:style-name="P47"><text:tab/><text:tab/></text:p>
      <text:p text:style-name="P48"><text:tab/><text:tab/>no mans sky:</text:p>
      <text:p text:style-name="P49"><text:tab/><text:tab/><text:tab/></text:p>
      <text:p text:style-name="P50"/>
      <text:p text:style-name="P51"><text:tab/><text:tab/>metaballs with the marching cube algorithm</text:p>
      <text:p text:style-name="P52"/>
      <text:p text:style-name="P53"/>
      <text:soft-page-break/>
      <text:p text:style-name="Normal">20/02/2019</text:p>
      <text:p text:style-name="Normal"/>
      <text:p text:style-name="Normal"><text:tab/>read:</text:p>
      <text:p text:style-name="Normal"/>
      <text:p text:style-name="Normal"><text:tab/><text:tab/><text:a xlink:href="https://www.researchgate.net/publication/221024396_A_Model_for_Creativity_in_Creature_Generation" office:target-frame-name="_top" xlink:show="replace"><text:span text:style-name="Hyperlink">https://www.researchgate.net/publication/221024396_A_Model_for_Creativity_in_Creature_Generation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ktor K</dc:creator>
    <meta:creation-date>2017-10-20T23:40:00Z</meta:creation-date>
    <dc:date>2019-02-21T00:51:00Z</dc:date>
    <meta:template xlink:href="Normal" xlink:type="simple"/>
    <meta:editing-cycles>7</meta:editing-cycles>
    <meta:editing-duration>PT0S</meta:editing-duration>
    <meta:document-statistic meta:page-count="2" meta:paragraph-count="3" meta:word-count="227" meta:character-count="1656" meta:row-count="11" meta:non-whitespace-character-count="1432"/>
  </office:meta>
</office:document-meta>
</file>